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ebc" officeooo:paragraph-rsid="001beebc"/>
    </style:style>
    <style:style style:name="P2" style:family="paragraph" style:parent-style-name="Standard">
      <style:text-properties officeooo:rsid="001beebc" officeooo:paragraph-rsid="001beebc"/>
    </style:style>
    <style:style style:name="P3" style:family="paragraph" style:parent-style-name="Standard">
      <style:text-properties officeooo:rsid="001f6015" officeooo:paragraph-rsid="001f6015"/>
    </style:style>
    <style:style style:name="T1" style:family="text">
      <style:text-properties officeooo:rsid="001f7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Q1. Which Field of the customers table is the primary Key?</text:p>
      <text:p text:style-name="P1">Ans 1. <text:s/>Cnum</text:p>
      <text:p text:style-name="P1"/>
      <text:p text:style-name="P3">Q.2 What is the 4th <text:s/>Column of the Customers table?</text:p>
      <text:p text:style-name="P1">Ans 2. Rating</text:p>
      <text:p text:style-name="P1"/>
      <text:p text:style-name="P3">Q.3 What is the Another word for row? For column?</text:p>
      <text:p text:style-name="P1">Ans3. <text:s/>Another name of row is Tuple <text:s/>and Column is Attribute.</text:p>
      <text:p text:style-name="P1"/>
      <text:p text:style-name="P3">Q.4 Why isn’t it possible to see the first five rows <text:span text:style-name="T1">of the table?</text:span></text:p>
      <text:p text:style-name="P1">Ans4 . Sql Table represents Unordered set so there is nothing like first five row or the last five row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07:11.326318793</meta:creation-date>
    <meta:generator>LibreOffice/7.3.7.2$Linux_X86_64 LibreOffice_project/30$Build-2</meta:generator>
    <dc:date>2024-03-19T22:12:34.288628655</dc:date>
    <meta:editing-duration>PT17M</meta:editing-duration>
    <meta:editing-cycles>2</meta:editing-cycles>
    <meta:document-statistic meta:table-count="0" meta:image-count="0" meta:object-count="0" meta:page-count="1" meta:paragraph-count="8" meta:word-count="82" meta:character-count="415" meta:non-whitespace-character-count="336"/>
  </office:meta>
</office:document-meta>
</file>